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ulse" table:style-name="ta1">
        <table:shapes>
          <draw:frame draw:z-index="0" draw:style-name="gr1" draw:text-style-name="P1" svg:width="301.53mm" svg:height="89.99mm" svg:x="50.24mm" svg:y="26.77mm">
            <draw:object draw:notify-on-update-of-ranges="pulse.A2:pulse.A101 pulse.B1:pulse.B1 pulse.B2:pulse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vol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85276" calcext:value-type="float">
            <text:p>-0.0185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477" calcext:value-type="float">
            <text:p>0.0135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42081" calcext:value-type="float">
            <text:p>-0.00942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64991" calcext:value-type="float">
            <text:p>-0.0164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6987" calcext:value-type="float">
            <text:p>0.012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311322" calcext:value-type="float">
            <text:p>-0.00311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66241" calcext:value-type="float">
            <text:p>-0.00866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1034" calcext:value-type="float">
            <text:p>0.0221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367641" calcext:value-type="float">
            <text:p>-0.03676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8167" calcext:value-type="float">
            <text:p>0.0308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75404" calcext:value-type="float">
            <text:p>0.00975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452779" calcext:value-type="float">
            <text:p>-0.0452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78498" calcext:value-type="float">
            <text:p>0.0278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88382" calcext:value-type="float">
            <text:p>0.01883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453118" calcext:value-type="float">
            <text:p>-0.0453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071187" calcext:value-type="float">
            <text:p>-0.00071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424932" calcext:value-type="float">
            <text:p>-0.00424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55813" calcext:value-type="float">
            <text:p>0.05558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10209" calcext:value-type="float">
            <text:p>-0.210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512465" calcext:value-type="float">
            <text:p>-0.512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7613" calcext:value-type="float">
            <text:p>0.01576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6801" calcext:value-type="float">
            <text:p>0.6968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17696" calcext:value-type="float">
            <text:p>-0.517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87189" calcext:value-type="float">
            <text:p>-0.87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09862" calcext:value-type="float">
            <text:p>0.01098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675" calcext:value-type="float">
            <text:p>0.956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48623" calcext:value-type="float">
            <text:p>0.5486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594162" calcext:value-type="float">
            <text:p>-0.594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05592" calcext:value-type="float">
            <text:p>-0.905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1886" calcext:value-type="float">
            <text:p>0.01418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43443" calcext:value-type="float">
            <text:p>0.9434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6378" calcext:value-type="float">
            <text:p>0.6263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73971" calcext:value-type="float">
            <text:p>-0.573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956506" calcext:value-type="float">
            <text:p>-0.956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360237" calcext:value-type="float">
            <text:p>-0.03602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8749" calcext:value-type="float">
            <text:p>0.928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4951" calcext:value-type="float">
            <text:p>0.5749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591351" calcext:value-type="float">
            <text:p>-0.5913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00013" calcext:value-type="float">
            <text:p>-1.00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344259" calcext:value-type="float">
            <text:p>-0.03442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0561" calcext:value-type="float">
            <text:p>0.9305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1229" calcext:value-type="float">
            <text:p>0.5912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551564" calcext:value-type="float">
            <text:p>-0.5515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966037" calcext:value-type="float">
            <text:p>-0.966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1924" calcext:value-type="float">
            <text:p>0.02119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44401" calcext:value-type="float">
            <text:p>0.9444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7144" calcext:value-type="float">
            <text:p>0.5471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582896" calcext:value-type="float">
            <text:p>-0.5828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807827" calcext:value-type="float">
            <text:p>-0.807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24226" calcext:value-type="float">
            <text:p>-0.0242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41096" calcext:value-type="float">
            <text:p>0.741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25245" calcext:value-type="float">
            <text:p>0.4252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381464" calcext:value-type="float">
            <text:p>-0.3814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620968" calcext:value-type="float">
            <text:p>-0.6209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22088" calcext:value-type="float">
            <text:p>0.04220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62913" calcext:value-type="float">
            <text:p>0.562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68573" calcext:value-type="float">
            <text:p>0.3685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31694" calcext:value-type="float">
            <text:p>-0.316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483965" calcext:value-type="float">
            <text:p>-0.483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293954" calcext:value-type="float">
            <text:p>-0.02939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4956" calcext:value-type="float">
            <text:p>0.4449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6687" calcext:value-type="float">
            <text:p>0.2766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22851" calcext:value-type="float">
            <text:p>-0.228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372733" calcext:value-type="float">
            <text:p>-0.3727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127571" calcext:value-type="float">
            <text:p>-0.01275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66937" calcext:value-type="float">
            <text:p>0.366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27917" calcext:value-type="float">
            <text:p>0.227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92904" calcext:value-type="float">
            <text:p>-0.1929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312445" calcext:value-type="float">
            <text:p>-0.3124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176542" calcext:value-type="float">
            <text:p>-0.01765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64366" calcext:value-type="float">
            <text:p>0.2643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5371" calcext:value-type="float">
            <text:p>0.1353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4528" calcext:value-type="float">
            <text:p>-0.145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21116" calcext:value-type="float">
            <text:p>-0.21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23625" calcext:value-type="float">
            <text:p>-0.0236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478" calcext:value-type="float">
            <text:p>0.21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78253" calcext:value-type="float">
            <text:p>0.1782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19449" calcext:value-type="float">
            <text:p>-0.1194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222787" calcext:value-type="float">
            <text:p>-0.222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8744" calcext:value-type="float">
            <text:p>0.04387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3738" calcext:value-type="float">
            <text:p>0.183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8772" calcext:value-type="float">
            <text:p>0.1387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746885" calcext:value-type="float">
            <text:p>-0.0746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70757" calcext:value-type="float">
            <text:p>-0.1707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12164" calcext:value-type="float">
            <text:p>0.005121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281" calcext:value-type="float">
            <text:p>0.112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20043" calcext:value-type="float">
            <text:p>0.08200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558513" calcext:value-type="float">
            <text:p>-0.05585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738508" calcext:value-type="float">
            <text:p>-0.07385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89764" calcext:value-type="float">
            <text:p>0.04897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9605" calcext:value-type="float">
            <text:p>0.1496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05586" calcext:value-type="float">
            <text:p>0.1055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0929378" calcext:value-type="float">
            <text:p>-0.009293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24716" calcext:value-type="float">
            <text:p>-0.1247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206025" calcext:value-type="float">
            <text:p>-0.02060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1781" calcext:value-type="float">
            <text:p>0.0517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96153" calcext:value-type="float">
            <text:p>0.03961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697412" calcext:value-type="float">
            <text:p>-0.06974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888304" calcext:value-type="float">
            <text:p>-0.0888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2:50:05.529633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6T15:02:21.204883010</dc:date>
    <meta:editing-duration>PT46M51S</meta:editing-duration>
    <meta:editing-cycles>3</meta:editing-cycles>
    <meta:generator>LibreOffice/6.2.8.2$Linux_X86_64 LibreOffice_project/2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54cm" svg:height="9cm" xlink:href=".." xlink:type="simple" chart:class="chart:scatter" chart:style-name="ch1">
        <chart:legend chart:legend-position="end" svg:x="27.593cm" svg:y="4.201cm" style:legend-expansion="high" chart:style-name="ch2"/>
        <chart:plot-area chart:style-name="ch3" table:cell-range-address="pulse.A2:pulse.B101 pulse.B1:pulse.B1" chart:data-source-has-labels="row" svg:x="0.603cm" svg:y="0.18cm" svg:width="26.387cm" svg:height="8.64cm">
          <chartooo:coordinate-region svg:x="1.436cm" svg:y="0.379cm" svg:width="25.27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ulse.B2:pulse.B101" chart:label-cell-address="pulse.B1:pulse.B1" chart:class="chart:scatter">
            <chart:domain table:cell-range-address="pulse.A2:pulse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oltage</text:p>
                <draw:g>
                  <svg:desc>pulse.B1:pul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ulse.A2:pulse.A101</svg:desc>
                </draw:g>
              </table:table-cell>
              <table:table-cell office:value-type="float" office:value="-0.0185276">
                <text:p>-0.0185276</text:p>
                <draw:g>
                  <svg:desc>pulse.B2:pulse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5477">
                <text:p>0.0135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942081">
                <text:p>-0.00942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64991">
                <text:p>-0.0164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26987">
                <text:p>0.0126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311322">
                <text:p>-0.00311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66241">
                <text:p>-0.00866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21034">
                <text:p>0.022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67641">
                <text:p>-0.0367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8167">
                <text:p>0.030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975404">
                <text:p>0.0097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452779">
                <text:p>-0.0452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78498">
                <text:p>0.0278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8382">
                <text:p>0.0188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453118">
                <text:p>-0.0453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071187">
                <text:p>-0.00071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424932">
                <text:p>-0.004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55813">
                <text:p>0.0555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210209">
                <text:p>-0.210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512465">
                <text:p>-0.512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57613">
                <text:p>0.0157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96801">
                <text:p>0.696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517696">
                <text:p>-0.517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87189">
                <text:p>-0.87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09862">
                <text:p>0.0109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675">
                <text:p>0.95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8623">
                <text:p>0.548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594162">
                <text:p>-0.594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905592">
                <text:p>-0.905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41886">
                <text:p>0.0141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43443">
                <text:p>0.943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26378">
                <text:p>0.626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573971">
                <text:p>-0.573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6506">
                <text:p>-0.956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360237">
                <text:p>-0.0360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28749">
                <text:p>0.928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74951">
                <text:p>0.57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91351">
                <text:p>-0.591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00013">
                <text:p>-1.00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344259">
                <text:p>-0.0344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30561">
                <text:p>0.930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91229">
                <text:p>0.591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551564">
                <text:p>-0.551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966037">
                <text:p>-0.966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11924">
                <text:p>0.0211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44401">
                <text:p>0.944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7144">
                <text:p>0.547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582896">
                <text:p>-0.58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807827">
                <text:p>-0.807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24226">
                <text:p>-0.024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41096">
                <text:p>0.74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25245">
                <text:p>0.425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381464">
                <text:p>-0.381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620968">
                <text:p>-0.620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422088">
                <text:p>0.0422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62913">
                <text:p>0.562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31694">
                <text:p>-0.31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483965">
                <text:p>-0.483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293954">
                <text:p>-0.0293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44956">
                <text:p>0.4449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76687">
                <text:p>0.2766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22851">
                <text:p>-0.22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372733">
                <text:p>-0.372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0127571">
                <text:p>-0.0127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66937">
                <text:p>0.36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27917">
                <text:p>0.227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92904">
                <text:p>-0.192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312445">
                <text:p>-0.312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176542">
                <text:p>-0.0176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64366">
                <text:p>0.264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35371">
                <text:p>0.135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21116">
                <text:p>-0.21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23625">
                <text:p>-0.023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478">
                <text:p>0.21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78253">
                <text:p>0.178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19449">
                <text:p>-0.119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222787">
                <text:p>-0.222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438744">
                <text:p>0.0438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3738">
                <text:p>0.183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38772">
                <text:p>0.138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746885">
                <text:p>-0.0746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70757">
                <text:p>-0.170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512164">
                <text:p>0.00512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820043">
                <text:p>0.0820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558513">
                <text:p>-0.0558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738508">
                <text:p>-0.0738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9605">
                <text:p>0.149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05586">
                <text:p>0.105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0929378">
                <text:p>-0.00929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24716">
                <text:p>-0.124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206025">
                <text:p>-0.0206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1781">
                <text:p>0.051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396153">
                <text:p>0.0396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697412">
                <text:p>-0.0697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888304">
                <text:p>-0.0888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